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Bali Simbar DJ" svg:font-family="'Bali Simbar DJ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erif Balinese" svg:font-family="'Noto Serif Balines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Noto Serif Balinese" fo:font-size="28pt" officeooo:paragraph-rsid="00193e89" style:font-size-asian="28pt" style:font-name-complex="Noto Serif Balinese" style:font-size-complex="28pt"/>
    </style:style>
    <style:style style:name="P2" style:family="paragraph" style:parent-style-name="Standard">
      <style:paragraph-properties fo:line-height="100%"/>
      <style:text-properties fo:color="#c9211e" style:font-name="Times New Roman" fo:font-size="28pt" officeooo:paragraph-rsid="001c3488" style:font-size-asian="28pt" style:font-name-complex="Noto Serif Balinese" style:font-size-complex="28pt"/>
    </style:style>
    <style:style style:name="P3" style:family="paragraph" style:parent-style-name="Standard">
      <style:paragraph-properties fo:line-height="100%"/>
      <style:text-properties fo:color="#c9211e" style:font-name="Times New Roman" fo:font-size="28pt" style:font-size-asian="28pt" style:font-size-complex="28pt"/>
    </style:style>
    <style:style style:name="P4" style:family="paragraph" style:parent-style-name="Standard">
      <style:paragraph-properties fo:line-height="100%"/>
      <style:text-properties fo:color="#c9211e" style:font-name="Times New Roman" fo:font-size="28pt" officeooo:paragraph-rsid="001c3488" style:font-size-asian="28pt" style:font-size-complex="28pt"/>
    </style:style>
    <style:style style:name="P5" style:family="paragraph" style:parent-style-name="Standard">
      <style:paragraph-properties fo:line-height="100%"/>
      <style:text-properties style:font-name="Times New Roman" fo:font-size="28pt" style:font-size-asian="28pt" style:font-name-complex="Noto Serif Balinese" style:font-size-complex="28pt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  <style:text-properties style:font-name="Bali Simbar DJ" fo:font-size="28pt" style:font-size-asian="28pt" style:font-size-complex="28pt"/>
    </style:style>
    <style:style style:name="P7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  <style:text-properties style:font-name="Bali Simbar DJ" fo:font-size="28pt" officeooo:paragraph-rsid="001c3488" style:font-size-asian="28pt" style:font-size-complex="28pt"/>
    </style:style>
    <style:style style:name="P8" style:family="paragraph" style:parent-style-name="Standard">
      <style:paragraph-properties fo:margin-left="0cm" fo:margin-right="0cm" fo:margin-top="0cm" fo:margin-bottom="0cm" loext:contextual-spacing="false" style:line-spacing="1.499cm" fo:text-indent="0cm" style:auto-text-indent="false" style:writing-mode="lr-tb"/>
    </style:style>
    <style:style style:name="P9" style:family="paragraph" style:parent-style-name="Standard">
      <style:paragraph-properties fo:line-height="100%" fo:break-before="page"/>
      <style:text-properties fo:color="#c9211e" style:font-name="Times New Roman" fo:font-size="28pt" officeooo:paragraph-rsid="001c3488" style:font-size-asian="28pt" style:font-name-complex="Noto Serif Balinese" style:font-size-complex="28pt"/>
    </style:style>
    <style:style style:name="T1" style:family="text">
      <style:text-properties style:font-name="Bali Simbar DJ" fo:font-size="28pt" style:font-size-asian="28pt" style:font-size-complex="2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n.bsd.udhr.01.gt.txt</text:p>
      <text:p text:style-name="P6">smi mnusen sen z±Éwdi wnÓÓ; merÑÑk tu( mduew khutÓmhnÞnÀkÀkŠen pt);.</text:p>
      <text:p text:style-name="P6">smi klugÉohinæpin); lnÀid)pÓ¡(m\Ñen pa mswitÉ m)lrpnŠ)m\tækulwráhn/.</text:p>
      <text:p text:style-name="P3">ban.nsb.udh.01.gt.txt</text:p>
      <text:p text:style-name="P5">ᬲᬫᬶᬫᬦᬸᬲᬦᬾᬲᬦᬾᬜ᭄ᬭᬸᬯᬤᬶᬯᬦ᭄ᬢᬄᬫᬭ᭄ᬤᬾᬓᬢᬸᬃᬫᬤᬸᬯᬾᬓᬳᬸᬢ᭄ᬢᬫᬳᬦ᭄ᬮᬦ᭄ᬳᬓ᭄ᬳᬓ᭄ᬲᬦᬾᬧᬢᭂᬄ᭟<text:line-break/>ᬲᬫᬶᬓᬮᬸᬕ᭄ᬭᬵᬳᬶᬦ᭄ᬧᬧᬶᬦᭂᬄᬮᬦ᭄ᬳᬶᬤᭂᬧ᭄ᬢᬸᬃᬫᬗ᭄ᬤᬦᬾᬧᬥᬫᬲᬯᬶᬢ᭄ᬭᬫᭂᬮᬭᬧᬦ᭄ᬲᭂᬫᬗᬢ᭄ᬧᬓᬸᬮᬯᬭ᭄ᬕᬳᬦ᭄᭟</text:p>
      <text:p text:style-name="P2"/>
      <text:p text:style-name="P9">ban.bsd.bha.01.gt.txt</text:p>
      <text:p text:style-name="P7">s* ]URÿ mÉih yjñ r&amp; smr mhëni hil\nik* pR*ÿ muk,</text:p>
      <text:p text:style-name="P8"><text:span text:style-name="T1">lùLÿ k)mã\ur s)krÓji niek]ni\ri p)jh&amp; rxo\áx, OoRÿÅn&amp; rtu Mÿti wùj nir, kuxÒ nir ngrn&amp; musu; g)s%,</text:span></text:p>
      <text:p text:style-name="P7">Sÿhitêo huti t)xÒs&amp; ripu kPÿ)k nirq nik su]Éem\ál&gt;</text:p>
      <text:p text:style-name="P4">ban.nsb.bha.01.gt.txt</text:p>
      <text:p text:style-name="P1">ᬲᬂᬰᬹᬭᬵᬫ᭄ᬭᬶᬳᬬᬚ᭄ᬜᬭᬶᬂᬲᬫᬭᬫᬳ᭄ᬬᬸᬦᬶᬳᬶᬮᬗᬦᬶᬓᬂᬧᬭᬵᬂᬫᬸᬓ᭞</text:p>
      <text:p text:style-name="P1">ᬮᬷᬮᬵᬓᭂᬫ᭄ᬩᬗᬸᬭᬲᭂᬓᬭ᭄ᬢᬚᬶᬦᬶᬓᬾᬰᬦᬶᬗᬭᬶᬧᭂᬚᬳᬶᬂᬭᬡᬵᬗ᭄ᬕᬡ᭞ᬒᬭ᭄ᬡᬵᬦᬶᬂᬭᬢᬸᬫᬵᬢᬶᬯᬷᬚᬦᬶᬭ᭞ᬓᬸᬡ᭄ᬥᬦᬶᬭᬦᬕᬭᬦᬶᬂᬫᬸᬲᬸᬄᬕᭂᬲᭂᬂ᭞</text:p>
      <text:p text:style-name="P1"><text:soft-page-break/>ᬲᬵᬳᬶᬢ᭄ᬬᬵᬳᬸᬢᬶᬢᭂᬡ᭄ᬥᬲᬶᬂᬭᬶᬧᬸᬓᬧᭃᬓᬦᬶᬭᬣᬦᬶᬓᬲᬸᬰ᭄ᬭᬫᬾᬗ᭄ᬕᬮ᭛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Bali Simbar DJ" svg:font-family="'Bali Simbar DJ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oto Serif Balinese" svg:font-family="'Noto Serif Balines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cm" fo:margin-bottom="0.4cm" fo:margin-left="0.4cm" fo:margin-right="0.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09:39:20.797000000</meta:creation-date>
    <dc:date>2020-04-02T13:49:19.743000000</dc:date>
    <meta:editing-duration>PT14M37S</meta:editing-duration>
    <meta:editing-cycles>4</meta:editing-cycles>
    <meta:generator>LibreOffice/6.4.2.2$Windows_X86_64 LibreOffice_project/4e471d8c02c9c90f512f7f9ead8875b57fcb1ec3</meta:generator>
    <meta:document-statistic meta:table-count="0" meta:image-count="0" meta:object-count="0" meta:page-count="3" meta:paragraph-count="13" meta:word-count="119" meta:character-count="614" meta:non-whitespace-character-count="598"/>
  </office:meta>
</office:document-meta>
</file>